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9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3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0" office:value-type="string" calcext:value-type="string">
            <text:p>1.4.3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1"/>
          <table:table-cell table:style-name="ce140" office:value-type="string" calcext:value-type="string">
            <text:p>0.3.5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style-name="ce140" office:value-type="string" calcext:value-type="string">
            <text:p>0.12.3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3"/>
          <table:table-cell table:style-name="ce140" office:value-type="string" calcext:value-type="string">
            <text:p>0.18.6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4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4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2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number-columns-repeated="10"/>
          <table:table-cell table:style-name="ce140" office:value-type="string" calcext:value-type="string">
            <text:p>0.24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/>
          <table:table-cell table:style-name="ce143" office:value-type="string" calcext:value-type="string">
            <text:p>0.3.5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2</text:p>
          </table:table-cell>
          <table:table-cell table:style-name="ce154"/>
          <table:table-cell table:style-name="ce162" office:value-type="string" calcext:value-type="string">
            <text:p>0.6.4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5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2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3.0</text:p>
          </table:table-cell>
          <table:table-cell table:style-name="ce145" table:number-columns-repeated="19"/>
          <table:table-cell table:style-name="ce140" office:value-type="string" calcext:value-type="string">
            <text:p>0.11.2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7"/>
          <table:table-cell table:style-name="ce31" office:value-type="string" calcext:value-type="string" table:number-columns-spanned="6" table:number-rows-spanned="1">
            <text:p><text:s/>= No external dependencies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1" office:value-type="string" calcext:value-type="string" table:number-columns-spanned="6" table:number-rows-spanned="1">
            <text:p><text:s/>= Dependabot is enabled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1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7:59:03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H4M38S</meta:editing-duration>
    <meta:editing-cycles>976</meta:editing-cycles>
    <meta:generator>LibreOffice/7.6.4.1$Windows_X86_64 LibreOffice_project/e19e193f88cd6c0525a17fb7a176ed8e6a3e2aa1</meta:generator>
    <dc:date>2024-01-06T21:02:29.097000000</dc:date>
    <meta:document-statistic meta:table-count="2" meta:cell-count="212" meta:object-count="0"/>
    <meta:user-defined meta:name="Info 1"/>
    <meta:user-defined meta:name="Info 2"/>
    <meta:user-defined meta:name="Info 3"/>
    <meta:user-defined meta:name="Info 4"/>
  </office:meta>
</office:document-meta>
</file>